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bdc" officeooo:paragraph-rsid="000b5bdc"/>
    </style:style>
    <style:style style:name="P2" style:family="paragraph" style:parent-style-name="Preformatted_20_Text">
      <style:text-properties officeooo:rsid="000c8271" officeooo:paragraph-rsid="000c8271"/>
    </style:style>
    <style:style style:name="P3" style:family="paragraph" style:parent-style-name="Preformatted_20_Text">
      <style:text-properties officeooo:rsid="000e6e86" officeooo:paragraph-rsid="000e6e86"/>
    </style:style>
    <style:style style:name="T1" style:family="text">
      <style:text-properties officeooo:rsid="0012f13e"/>
    </style:style>
    <style:style style:name="T2" style:family="text">
      <style:text-properties officeooo:rsid="00199f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ault style</text:p>
      <text:h text:style-name="Heading_20_1" text:outline-level="1">Heading 1</text:h>
      <text:h text:style-name="Heading_20_2" text:outline-level="2">Heading 2 – filenames</text:h>
      <text:h text:style-name="Heading_20_3" text:outline-level="3">Heading 3 – <text:span text:style-name="T2">@@ </text:span>line numbers</text:h>
      <text:p text:style-name="P2">Preformatted Text – code</text:p>
      <text:p text:style-name="P3">123456789|123456789|123456789|123456789|123456789|123456789|123456789|123456789|123456789|123456789|123456789<text:span text:style-name="T1">|123456789|</text:span></text:p>
      <text:p text:style-name="diff_20_add"><text:s text:c="3"/><text:span text:style-name="T2">+ </text:span>diff add</text:p>
      <text:p text:style-name="diff_20_remove"><text:s text:c="3"/><text:span text:style-name="T2">- </text:span>diff remove</text:p>
      <text:p text:style-name="diff_20_fn_20_add"><text:s text:c="3"/><text:span text:style-name="T2">+++ diff fn add</text:span></text:p>
      <text:p text:style-name="diff_20_fn_20_remove"><text:s text:c="3"/><text:span text:style-name="T2">--- diff fn remo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Regular" style:font-family-generic="swiss" style:font-pitch="variable" fo:language="zxx" fo:country="non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1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ff" fo:font-size="11pt" fo:font-weight="bold" style:font-size-asian="101%" style:font-weight-asian="bold" style:font-size-complex="101%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writing-mode="page"/>
      <style:text-properties style:font-name="Liberation Mono" fo:font-family="'Liberation Mono'" style:font-family-generic="modern" style:font-pitch="fixed" fo:font-size="10.5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iff_20_add" style:display-name="diff add" style:family="paragraph" style:parent-style-name="Preformatted_20_Text">
      <style:paragraph-properties style:writing-mode="page"/>
      <style:text-properties fo:color="#009900"/>
    </style:style>
    <style:style style:name="diff_20_remove" style:display-name="diff remove" style:family="paragraph" style:parent-style-name="diff_20_add">
      <style:paragraph-properties style:writing-mode="page"/>
      <style:text-properties fo:color="#ff0000"/>
    </style:style>
    <style:style style:name="diff_20_fn_20_add" style:display-name="diff fn add" style:family="paragraph" style:parent-style-name="Preformatted_20_Text">
      <loext:graphic-properties draw:fill="solid" draw:fill-color="#dddddd"/>
      <style:paragraph-properties fo:background-color="#dddddd" style:writing-mode="page"/>
      <style:text-properties fo:color="#00990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iff_20_fn_20_remove" style:display-name="diff fn remove" style:family="paragraph" style:parent-style-name="Preformatted_20_Text">
      <loext:graphic-properties draw:fill="solid" draw:fill-color="#dddddd" draw:fill-image-width="0cm" draw:fill-image-height="0cm"/>
      <style:paragraph-properties fo:background-color="#dddddd" style:writing-mode="page"/>
      <style:text-properties fo:color="#ff0000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00:28.679000000</meta:creation-date>
    <meta:generator>LibreOffice/5.2.7.2$Windows_X86_64 LibreOffice_project/2b7f1e640c46ceb28adf43ee075a6e8b8439ed10</meta:generator>
    <dc:date>2017-09-07T13:15:11.426000000</dc:date>
    <meta:editing-duration>PT14M40S</meta:editing-duration>
    <meta:editing-cycles>6</meta:editing-cycles>
    <meta:document-statistic meta:table-count="0" meta:image-count="0" meta:object-count="0" meta:page-count="1" meta:paragraph-count="10" meta:word-count="30" meta:character-count="282" meta:non-whitespace-character-count="247"/>
  </office:meta>
</office:document-meta>
</file>